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 Math" svg:font-family="'TeX Gyre Bonum Math'" style:font-adornments="Regular" style:font-pitch="variable"/>
    <style:font-face style:name="URW Bookman" svg:font-family="'URW Bookman'" style:font-adornments="Regular" style:font-pitch="variable"/>
    <style:font-face style:name="URW Bookman1" svg:font-family="'URW Bookman'" style:font-pitch="variable"/>
    <style:font-face style:name="Ubuntu" svg:font-family="Ubuntu" style:font-adornments="Bold" style:font-pitch="variable"/>
    <style:font-face style:name="Z003" svg:font-family="Z003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138cm" fo:min-width="16.6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pr1" style:family="presentation" style:parent-style-name="Blueprint_20_Plans-title">
      <style:graphic-properties draw:auto-grow-height="true" fo:min-height="10.1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line-height="100%" fo:text-align="center" fo:text-indent="0cm"/>
      <style:text-properties fo:color="#000000" loext:opacity="100%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9" style:family="paragraph">
      <style:text-properties fo:color="#ff0000" loext:opacity="100%"/>
    </style:style>
    <style:style style:name="P10" style:family="paragraph">
      <loext:graphic-properties draw:fill="none" draw:fill-color="#ffffff"/>
      <style:text-properties fo:color="#ff0000" loext:opacity="100%"/>
    </style:style>
    <style:style style:name="P11" style:family="paragraph">
      <loext:graphic-properties draw:fill-color="#ffffff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style:writing-mode="lr-tb"/>
      <style:text-properties fo:font-style="normal" style:font-style-asian="normal" style:font-style-complex="normal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text-align="start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6pt" style:font-size-complex="26pt"/>
    </style:style>
    <style:style style:name="T3" style:family="text">
      <style:text-properties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ff0000" loext:opacity="100%" fo:font-size="36pt" style:font-size-asian="36pt" style:font-size-complex="3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10.16cm" svg:x="1.471cm" svg:y="1.27cm" presentation:class="title" presentation:user-transformed="true">
          <draw:text-box>
            <text:p><text:span text:style-name="T1">Accelerating </text:span><text:span text:style-name="T1">Evolution</text:span>: <text:span text:style-name="T2">Parallelization of </text:span><text:span text:style-name="T2">Evolutionary</text:span><text:span text:style-name="T2"><text:line-break/></text:span><text:span text:style-name="T2">Algorithms on GPU</text:span></text:p>
          </draw:text-box>
        </draw:frame>
        <draw:frame draw:style-name="gr1" draw:text-style-name="P3" draw:layer="layout" svg:width="6.35cm" svg:height="3.215cm" svg:x="12.065cm" svg:y="12.7cm">
          <draw:text-box>
            <text:p text:style-name="P2"><text:span text:style-name="T3">By:-</text:span></text:p>
            <text:p text:style-name="P2"><text:span text:style-name="T3">Ashirbad Sarangi</text:span></text:p>
            <text:p text:style-name="P2"><text:span text:style-name="T3">(SC23M002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11-06T16:24:21</dc:date>
          <text:p/>
        </officeooo:annotation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 presentation:user-transformed="true">
          <draw:text-box>
            <text:p text:style-name="P5"><text:span text:style-name="T4">Content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GPU Pre-Requisites</text:p>
                <text:list>
                  <text:list-item>
                    <text:p text:style-name="P1">cuBLAS</text:p>
                  </text:list-item>
                  <text:list-item>
                    <text:p text:style-name="P1">Array Indexing</text:p>
                  </text:list-item>
                  <text:list-item>
                    <text:p text:style-name="P1">Error Checking</text:p>
                  </text:list-item>
                  <text:list-item>
                    <text:p text:style-name="P1">Streaming Parallelism</text:p>
                  </text:list-item>
                </text:list>
              </text:list-item>
              <text:list-item>
                <text:p text:style-name="P1">Evolutionary Algorithms</text:p>
                <text:list>
                  <text:list-item>
                    <text:p text:style-name="P1">Introduction</text:p>
                  </text:list-item>
                  <text:list-item>
                    <text:p text:style-name="P1">Algorithms</text:p>
                    <text:list>
                      <text:list-item>
                        <text:p text:style-name="P1">Ant Colony Optimisation</text:p>
                      </text:list-item>
                      <text:list-item>
                        <text:p text:style-name="P1">Genetic Algorithm</text:p>
                      </text:list-item>
                      <text:list-item>
                        <text:p text:style-name="P1">Particle Swarm Optimisation</text:p>
                      </text:list-item>
                    </text:list>
                  </text:list-item>
                </text:list>
              </text:list-item>
              <text:list-item>
                <text:p text:style-name="P1">GPU vs CPU</text:p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<text:s/></text:p>
          </draw:text-box>
        </draw:frame>
        <draw:custom-shape draw:style-name="gr3" draw:text-style-name="P6" draw:layer="layout" svg:width="17.148cm" svg:height="5.081cm" draw:transform="rotate (0.00244346095279206) translate (6.344cm 4.466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4" draw:text-style-name="P8" draw:layer="layout" svg:width="14.605cm" svg:height="0.886cm" svg:x="7.62cm" svg:y="5.879cm">
          <draw:text-box>
            <text:list text:style-name="L2">
              <text:list-header>
                <text:p text:style-name="P7"><text:span text:style-name="T5">CU</text:span><text:span text:style-name="T6">DA </text:span><text:span text:style-name="T5">B</text:span><text:span text:style-name="T6">asic </text:span><text:span text:style-name="T5">L</text:span><text:span text:style-name="T6">inear </text:span><text:span text:style-name="T5">A</text:span><text:span text:style-name="T6">lgebra </text:span><text:span text:style-name="T5">S</text:span><text:span text:style-name="T6">ubprogram</text:span></text:p>
              </text:list-header>
            </text:list>
          </draw:text-box>
        </draw:frame>
        <draw:frame draw:style-name="gr5" draw:text-style-name="P10" draw:layer="layout" svg:width="8.89cm" svg:height="1.597cm" svg:x="10.795cm" svg:y="10.16cm">
          <draw:text-box>
            <text:p text:style-name="P9"><text:span text:style-name="T7">cuBL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5.199cm" svg:height="2.63cm" svg:x="1.4cm" svg:y="0.627cm" presentation:class="title" presentation:user-transformed="true">
          <draw:text-box>
            <text:p text:style-name="P12"><text:span text:style-name="T8">Evolutionary Algorithms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Evolutionary Algorithms (EAs) are a family of optimization </text:span><text:span text:style-name="T9">algorithms inspired by the process of natural selection. They </text:span><text:span text:style-name="T9">are used to find approximate solutions to optimization and </text:span><text:span text:style-name="T9">search problems.</text:span></text:p>
              </text:list-item>
              <text:list-item>
                <text:p><text:span text:style-name="T9">Key Concepts</text:span></text:p>
                <text:list>
                  <text:list-item>
                    <text:p><text:span text:style-name="T9">Natural Selection: </text:span></text:p>
                    <text:list>
                      <text:list-item>
                        <text:p><text:span text:style-name="T9">Mimics the process of natural selection where individuals with favorable </text:span><text:span text:style-name="T9">traits are more likely to survive and reproduce.</text:span></text:p>
                      </text:list-item>
                    </text:list>
                  </text:list-item>
                  <text:list-item>
                    <text:p><text:span text:style-name="T9"><text:s text:c="3"/></text:span><text:span text:style-name="T9">Population:</text:span></text:p>
                    <text:list>
                      <text:list-item>
                        <text:p><text:span text:style-name="T9">Solutions are represented as individuals in a population. Multiple solutions </text:span><text:span text:style-name="T9">coexist and evolve over generations.</text:span></text:p>
                      </text:list-item>
                    </text:list>
                  </text:list-item>
                  <text:list-item>
                    <text:p><text:span text:style-name="T9">Crossover and Mutation:</text:span></text:p>
                    <text:list>
                      <text:list-item>
                        <text:p><text:span text:style-name="T9">Individuals undergo genetic operations like crossover (recombination) and </text:span><text:span text:style-name="T9">mutation to create new offspring.</text:span></text:p>
                      </text:list-item>
                    </text:list>
                  </text:list-item>
                  <text:list-item>
                    <text:p><text:span text:style-name="T9">Fitness Function:</text:span></text:p>
                    <text:list>
                      <text:list-item>
                        <text:p><text:span text:style-name="T9">Measures the quality of an individual. Individuals with higher fitness values </text:span><text:span text:style-name="T9">are more likely to contribute to the next gener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lgorithm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10">Ant Colony </text:span>Optimisation</text:p>
              </text:list-item>
              <text:list-item>
                <text:p>Genetic Algorithm</text:p>
              </text:list-item>
              <text:list-item>
                <text:p>Particle Swarm Optimis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nt Colony Algorithm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e pheromone levels</text:p>
              </text:list-item>
              <text:list-item>
                <text:p>Repeat for a fixed number of iterations or until a convergence criterion is met:</text:p>
              </text:list-item>
              <text:list-item>
                <text:p><text:s text:c="4"/>Place ants at the starting point</text:p>
              </text:list-item>
              <text:list-item>
                <text:p><text:s text:c="4"/>For each ant:</text:p>
              </text:list-item>
              <text:list-item>
                <text:p><text:s text:c="8"/>Construct a solution by probabilistically selecting components</text:p>
              </text:list-item>
              <text:list-item>
                <text:p><text:s text:c="4"/>Update pheromone levels based on the constructed solutions</text:p>
              </text:list-item>
              <text:list-item>
                <text:p><text:s text:c="4"/>Evaporate pheromon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CO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# Ant Colony Optimization (ACO) Pseudo-Code</text:p>
              </text:list-item>
              <text:list-item>
                <text:p/>
              </text:list-item>
              <text:list-item>
                <text:p># Parameters</text:p>
              </text:list-item>
              <text:list-item>
                <text:p>num_ants = 10</text:p>
              </text:list-item>
              <text:list-item>
                <text:p>num_iterations = 100</text:p>
              </text:list-item>
              <text:list-item>
                <text:p>pheromone_evaporation = 0.5</text:p>
              </text:list-item>
              <text:list-item>
                <text:p>pheromone_constant = 1.0</text:p>
              </text:list-item>
              <text:list-item>
                <text:p>alpha = 1.0 <text:s/># Influence of pheromone</text:p>
              </text:list-item>
              <text:list-item>
                <text:p>beta = 2.0 <text:s text:c="2"/># Influence of heuristic information</text:p>
              </text:list-item>
              <text:list-item>
                <text:p/>
              </text:list-item>
              <text:list-item>
                <text:p># Initialization</text:p>
              </text:list-item>
              <text:list-item>
                <text:p>pheromone_matrix = initialize_pheromones()</text:p>
              </text:list-item>
              <text:list-item>
                <text:p>best_solution = None</text:p>
              </text:list-item>
              <text:list-item>
                <text:p>best_solution_length = infinity</text:p>
              </text:list-item>
              <text:list-item>
                <text:p/>
              </text:list-item>
              <text:list-item>
                <text:p># ACO main loop</text:p>
              </text:list-item>
              <text:list-item>
                <text:p>for iteration in range(num_iterations):</text:p>
              </text:list-item>
              <text:list-item>
                <text:p><text:s text:c="4"/>solutions = []</text:p>
              </text:list-item>
              <text:list-item>
                <text:p/>
              </text:list-item>
              <text:list-item>
                <text:p><text:s text:c="4"/># Generate solutions with each ant</text:p>
              </text:list-item>
              <text:list-item>
                <text:p><text:s text:c="4"/>for ant in range(num_ants):</text:p>
              </text:list-item>
              <text:list-item>
                <text:p><text:s text:c="8"/>solution = construct_solution(pheromone_matrix, alpha, beta)</text:p>
              </text:list-item>
              <text:list-item>
                <text:p><text:s text:c="8"/>solutions.append((solution, calculate_solution_length(solution)))</text:p>
              </text:list-item>
              <text:list-item>
                <text:p/>
              </text:list-item>
              <text:list-item>
                <text:p><text:s text:c="8"/># Update global best solution</text:p>
              </text:list-item>
              <text:list-item>
                <text:p><text:s text:c="8"/>if solutions[-1][1] &lt; best_solution_length:</text:p>
              </text:list-item>
              <text:list-item>
                <text:p><text:s text:c="12"/>best_solution = solutions[-1][0]</text:p>
              </text:list-item>
              <text:list-item>
                <text:p><text:s text:c="12"/>best_solution_length = solutions[-1][1]</text:p>
              </text:list-item>
              <text:list-item>
                <text:p/>
              </text:list-item>
              <text:list-item>
                <text:p><text:s text:c="4"/># Update pheromone levels</text:p>
              </text:list-item>
              <text:list-item>
                <text:p><text:s text:c="4"/>update_pheromones(pheromone_matrix, solutions, pheromone_evaporation)</text:p>
              </text:list-item>
              <text:list-item>
                <text:p/>
              </text:list-item>
              <text:list-item>
                <text:p># Final result</text:p>
              </text:list-item>
              <text:list-item>
                <text:p>best_solu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Genetic Algorithm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 Genetic Algorithm (GA) Pseudo-Code</text:p>
              </text:list-item>
              <text:list-item>
                <text:p/>
              </text:list-item>
              <text:list-item>
                <text:p># Parameters</text:p>
              </text:list-item>
              <text:list-item>
                <text:p>population_size = 100</text:p>
              </text:list-item>
              <text:list-item>
                <text:p>num_generations = 50</text:p>
              </text:list-item>
              <text:list-item>
                <text:p>crossover_rate = 0.7</text:p>
              </text:list-item>
              <text:list-item>
                <text:p>mutation_rate = 0.1</text:p>
              </text:list-item>
              <text:list-item>
                <text:p/>
              </text:list-item>
              <text:list-item>
                <text:p># Initialization</text:p>
              </text:list-item>
              <text:list-item>
                <text:p>population = initialize_population(population_size)</text:p>
              </text:list-item>
              <text:list-item>
                <text:p/>
              </text:list-item>
              <text:list-item>
                <text:p>for generation in range(num_generations):</text:p>
              </text:list-item>
              <text:list-item>
                <text:p><text:s text:c="4"/># Evaluation</text:p>
              </text:list-item>
              <text:list-item>
                <text:p><text:s text:c="4"/>fitness_scores = evaluate_population(population)</text:p>
              </text:list-item>
              <text:list-item>
                <text:p/>
              </text:list-item>
              <text:list-item>
                <text:p><text:s text:c="4"/># Selection</text:p>
              </text:list-item>
              <text:list-item>
                <text:p><text:s text:c="4"/>selected_parents = select_parents(population, fitness_scores)</text:p>
              </text:list-item>
              <text:list-item>
                <text:p/>
              </text:list-item>
              <text:list-item>
                <text:p><text:s text:c="4"/># Crossover</text:p>
              </text:list-item>
              <text:list-item>
                <text:p><text:s text:c="4"/>offspring = crossover(selected_parents, crossover_rate)</text:p>
              </text:list-item>
              <text:list-item>
                <text:p/>
              </text:list-item>
              <text:list-item>
                <text:p><text:s text:c="4"/># Mutation</text:p>
              </text:list-item>
              <text:list-item>
                <text:p><text:s text:c="4"/>offspring = mutate(offspring, mutation_rate)</text:p>
              </text:list-item>
              <text:list-item>
                <text:p/>
              </text:list-item>
              <text:list-item>
                <text:p><text:s text:c="4"/># Replacement</text:p>
              </text:list-item>
              <text:list-item>
                <text:p><text:s text:c="4"/>population = replace_population(population, offspring)</text:p>
              </text:list-item>
              <text:list-item>
                <text:p/>
              </text:list-item>
              <text:list-item>
                <text:p># Final solution</text:p>
              </text:list-item>
              <text:list-item>
                <text:p>best_solution = get_best_solution(popul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Particle Swarm Optimis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# Particle Swarm Optimization (PSO) Pseudo-Code</text:p>
              </text:list-item>
              <text:list-item>
                <text:p/>
              </text:list-item>
              <text:list-item>
                <text:p># Parameters</text:p>
              </text:list-item>
              <text:list-item>
                <text:p>num_particles = 50</text:p>
              </text:list-item>
              <text:list-item>
                <text:p>num_dimensions = 2</text:p>
              </text:list-item>
              <text:list-item>
                <text:p>max_iterations = 100</text:p>
              </text:list-item>
              <text:list-item>
                <text:p>c1 = 2.0 <text:s/># Cognitive parameter</text:p>
              </text:list-item>
              <text:list-item>
                <text:p>c2 = 2.0 <text:s/># Social parameter</text:p>
              </text:list-item>
              <text:list-item>
                <text:p>w = 0.5 <text:s text:c="2"/># Inertia weight</text:p>
              </text:list-item>
              <text:list-item>
                <text:p/>
              </text:list-item>
              <text:list-item>
                <text:p># Initialization</text:p>
              </text:list-item>
              <text:list-item>
                <text:p>particles = initialize_particles(num_particles, num_dimensions)</text:p>
              </text:list-item>
              <text:list-item>
                <text:p/>
              </text:list-item>
              <text:list-item>
                <text:p># Initial personal and global bests</text:p>
              </text:list-item>
              <text:list-item>
                <text:p>for particle in particles:</text:p>
              </text:list-item>
              <text:list-item>
                <text:p><text:s text:c="4"/>particle.personal_best_position = particle.current_position</text:p>
              </text:list-item>
              <text:list-item>
                <text:p><text:s text:c="4"/>particle.personal_best_fitness = evaluate_fitness(particle.current_position)</text:p>
              </text:list-item>
              <text:list-item>
                <text:p/>
              </text:list-item>
              <text:list-item>
                <text:p>global_best_position = get_global_best_position(particles)</text:p>
              </text:list-item>
              <text:list-item>
                <text:p/>
              </text:list-item>
              <text:list-item>
                <text:p># PSO main loop</text:p>
              </text:list-item>
              <text:list-item>
                <text:p>for iteration in range(max_iterations):</text:p>
              </text:list-item>
              <text:list-item>
                <text:p><text:s text:c="4"/>for particle in particles:</text:p>
              </text:list-item>
              <text:list-item>
                <text:p><text:s text:c="8"/># Update velocity</text:p>
              </text:list-item>
              <text:list-item>
                <text:p><text:s text:c="8"/>particle.velocity = update_velocity(particle.velocity, particle.current_position, particle.personal_best_position, global_best_position, c1, c2, w)</text:p>
              </text:list-item>
              <text:list-item>
                <text:p/>
              </text:list-item>
              <text:list-item>
                <text:p><text:s text:c="8"/># Update position</text:p>
              </text:list-item>
              <text:list-item>
                <text:p><text:s text:c="8"/>particle.current_position = update_position(particle.current_position, particle.velocity)</text:p>
              </text:list-item>
              <text:list-item>
                <text:p/>
              </text:list-item>
              <text:list-item>
                <text:p><text:s text:c="8"/># Evaluate fitness</text:p>
              </text:list-item>
              <text:list-item>
                <text:p><text:s text:c="8"/>fitness = evaluate_fitness(particle.current_position)</text:p>
              </text:list-item>
              <text:list-item>
                <text:p/>
              </text:list-item>
              <text:list-item>
                <text:p><text:s text:c="8"/># Update personal best</text:p>
              </text:list-item>
              <text:list-item>
                <text:p><text:s text:c="8"/>if fitness &gt; particle.personal_best_fitness:</text:p>
              </text:list-item>
              <text:list-item>
                <text:p><text:s text:c="12"/>particle.personal_best_fitness = fitness</text:p>
              </text:list-item>
              <text:list-item>
                <text:p><text:s text:c="12"/>particle.personal_best_position = particle.current_position</text:p>
              </text:list-item>
              <text:list-item>
                <text:p/>
              </text:list-item>
              <text:list-item>
                <text:p><text:s text:c="8"/># Update global best</text:p>
              </text:list-item>
              <text:list-item>
                <text:p><text:s text:c="8"/>global_best_position = update_global_best(global_best_position, particle.personal_best_fitness)</text:p>
              </text:list-item>
              <text:list-item>
                <text:p/>
              </text:list-item>
              <text:list-item>
                <text:p># Final result</text:p>
              </text:list-item>
              <text:list-item>
                <text:p>best_solution = global_best_posi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8" draw:text-style-name="P15" draw:layer="layout" svg:width="19.999cm" svg:height="2.63cm" svg:x="6.6cm" svg:y="6.6cm" presentation:class="title" presentation:user-transformed="true">
          <draw:text-box>
            <text:p><text:span text:style-name="T11">Thank You !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 Math" svg:font-family="'TeX Gyre Bonum Math'" style:font-adornments="Regular" style:font-pitch="variable"/>
    <style:font-face style:name="URW Bookman" svg:font-family="'URW Bookman'" style:font-adornments="Regular" style:font-pitch="variable"/>
    <style:font-face style:name="URW Bookman1" svg:font-family="'URW Bookman'" style:font-pitch="variable"/>
    <style:font-face style:name="Ubuntu" svg:font-family="Ubuntu" style:font-adornments="Bold" style:font-pitch="variable"/>
    <style:font-face style:name="Z003" svg:font-family="Z003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51cm" draw:shadow-offset-y="0.051cm" draw:shadow-color="#000000" draw:shadow-opacity="85%" loext:shadow-blur="0.282cm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RW Bookman1" fo:font-family="'URW Bookman'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 draw:shadow-color="#000000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Z003" fo:font-family="Z003" style:font-style-name="Regular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fill-color="#ffd8ce" draw:opacity="0%" draw:textarea-vertical-align="middle" draw:shadow="visible" draw:shadow-offset-x="0.102cm" draw:shadow-offset-y="0.102cm" draw:shadow-color="#000000" draw:shadow-opacity="85%" loext:shadow-blur="0.282cm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dddddd" loext:opacity="100%" style:text-outline="false" style:text-line-through-style="none" style:text-line-through-type="none" style:font-name="C059" fo:font-family="C059" style:font-style-name="Bold" style:font-pitch="variable" fo:font-size="48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 Gyre Bonum Math" fo:font-family="'TeX Gyre Bonum Math'" style:font-style-name="Regular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 draw:shadow-offset-x="0.051cm" draw:shadow-offset-y="0.051cm" draw:shadow-color="#000000" draw:shadow-opacity="35%" loext:shadow-blur="0.247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RW Bookman" fo:font-family="'URW Bookman'" style:font-style-name="Regular" style:font-pitch="variable" fo:font-size="33pt" fo:font-style="normal" fo:text-shadow="none" style:text-underline-style="none" fo:font-weight="250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5T12:37:58.893828587</meta:creation-date>
    <meta:editing-duration>PT1H41M26S</meta:editing-duration>
    <meta:editing-cycles>7</meta:editing-cycles>
    <meta:generator>LibreOffice/7.3.7.2$Linux_X86_64 LibreOffice_project/30$Build-2</meta:generator>
    <dc:title>Blueprint Plans</dc:title>
    <dc:date>2023-11-06T16:46:05.178735458</dc:date>
    <meta:document-statistic meta:object-count="99"/>
  </office:meta>
</office:document-meta>
</file>